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Times New Roman', Times,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Title: Top Three</text:p>
      <text:p text:style-name="P1"/>
      <text:p text:style-name="P2">Walking On The Sun: Generating Power From Footsteps Using A Smart Grid System</text:p>
      <text:p text:style-name="P2"/>
      <text:p text:style-name="P2">Walking On The Grid: Unlocking UCF's Collective Kinetic Output Potential</text:p>
      <text:p text:style-name="P2"/>
      <text:p text:style-name="P2">Creating A Smarter Grid One Step At A Time</text:p>
      <text:p text:style-name="P1"/>
      <text:p text:style-name="P1">Project Objective:</text:p>
      <text:p text:style-name="P2">Please provide a statement of what you researched, analyzed, or created, not to exceed 50 words. The project objective submitted with your application will be printed in the Showcase program and cannot be amended after submission. </text:p>
      <text:p text:style-name="P2"/>
      <text:p text:style-name="P2">The intention of this research is discover “green” ways to help improve efficiency of electrical usage or consumption on campus. In order to demonstrate how UCF could go “green” our research is focused on simple human footsteps in combination with peizoelectric technology, kinetic energy storage, and social media environments.</text:p>
      <text:p text:style-name="P2">(49 words – simplify and reword to make shorter if possible.)</text:p>
      <text:p text:style-name="P2"/>
      <text:p text:style-name="P1">Project Abstract, Summary, or Creative Statement</text:p>
      <text:p text:style-name="P2">This statement, not to exceed 250 words, is the center of your application and should, therefore, use language that can be understood by both someone knowledgeable in the field and also by a reasonably informed non-specialist. It should explain what you investigated or created, the methods you used, and your results, conclusions, or predictions. You should also describe in the statement what contributions to the discipline or to society your project might make, or why you consider the project worth doing. </text:p>
      <text:p text:style-name="P2"/>
      <text:p text:style-name="P2"/>
      <text:p text:style-name="P2">This can almost be the objective statement plus further detail. What do you guys th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Times New Roman', Times,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4T21:53:17.23</meta:creation-date>
    <meta:document-statistic meta:table-count="0" meta:image-count="0" meta:object-count="0" meta:page-count="1" meta:paragraph-count="11" meta:word-count="236" meta:character-count="1499" meta:non-whitespace-character-count="1272"/>
    <dc:date>2012-02-14T22:45:12.72</dc:date>
    <meta:editing-duration>PT6M24S</meta:editing-duration>
    <meta:editing-cycles>1</meta:editing-cycles>
    <meta:generator>LibreOffice/3.4$Win32 LibreOffice_project/340m1$Build-502</meta:generator>
  </office:meta>
</office:document-meta>
</file>